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0cd3fd" style:font-size-asian="6pt" style:font-size-complex="6pt"/>
    </style:style>
    <style:style style:name="P9" style:family="paragraph" style:parent-style-name="Standard">
      <style:text-properties officeooo:paragraph-rsid="001775c7"/>
    </style:style>
    <style:style style:name="P1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1" style:family="paragraph" style:parent-style-name="Titre_20_document_20_1">
      <style:text-properties officeooo:paragraph-rsid="0093b983"/>
    </style:style>
    <style:style style:name="P12" style:family="paragraph" style:parent-style-name="Titre_20_document_20_1">
      <style:text-properties officeooo:paragraph-rsid="0094cd82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itre_20_OS">
      <style:text-properties officeooo:paragraph-rsid="00410c4e"/>
    </style:style>
    <style:style style:name="P17" style:family="paragraph" style:parent-style-name="Titre_20_OO">
      <style:text-properties officeooo:paragraph-rsid="00423794"/>
    </style:style>
    <style:style style:name="P18" style:family="paragraph" style:parent-style-name="Titre_20_Action">
      <style:text-properties officeooo:paragraph-rsid="005056cc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19"><text:span text:style-name="T8">do section- if view.is_dashboard()</text:span></text:p></office:annotation><office:annotation><dc:creator>sge</dc:creator><dc:date>2016-09-30T09:15:47</dc:date><text:p text:style-name="P19"><text:span text:style-name="T16">do text if view.uids_to_objs(brains)</text:span></text:p></office:annotation><text:span text:style-name="T4">brains (cette ligne sera enlevée)</text:span></text:p>
        <text:p text:style-name="P11"><office:annotation><dc:creator>sge </dc:creator><dc:date>2013-10-18T14:28:03</dc:date><text:p text:style-name="P19"><text:span text:style-name="T11">do text if context.getPortalTypeName()=='</text:span><text:span text:style-name="T15">projectspace</text:span><text:span text:style-name="T11">'</text:span></text:p></office:annotation><text:span text:style-name="T5">Sélection d’</text:span>objectif<text:span text:style-name="T5">s</text:span> stratégique<text:span text:style-name="T5">s</text:span></text:p>
        <text:p text:style-name="P11"><office:annotation><dc:creator>sge </dc:creator><dc:date>2013-10-18T14:28:03</dc:date><text:p text:style-name="P19"><text:span text:style-name="T11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1"><office:annotation><dc:creator>sge </dc:creator><dc:date>2013-10-18T14:28:03</dc:date><text:p text:style-name="P19"><text:span text:style-name="T11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19"><text:span text:style-name="T8">do section- if not view.is_dashboard()</text:span></text:p></office:annotation><office:annotation><dc:creator>sge </dc:creator><dc:date>2013-10-18T14:28:03</dc:date><text:p text:style-name="P19"><text:span text:style-name="T11">do text if context.getPortalTypeName()=='</text:span><text:span text:style-name="T15">strategicobjective</text:span><text:span text:style-name="T11">'</text:span></text:p></office:annotation><text:span text:style-name="T7">Fiche d’un </text:span>objectif stratégique</text:p>
        <text:p text:style-name="P12"><office:annotation><dc:creator>sge </dc:creator><dc:date>2013-10-18T14:28:03</dc:date><text:p text:style-name="P19"><text:span text:style-name="T11">do text if context.getPortalTypeName()=='operationalobjective'</text:span></text:p></office:annotation><text:span text:style-name="T7">Fiche d’un </text:span>objectif opérationnel</text:p>
        <text:p text:style-name="P12"><office:annotation><dc:creator>sge </dc:creator><dc:date>2013-10-18T14:28:03</dc:date><text:p text:style-name="P19"><text:span text:style-name="T11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7"><office:annotation><dc:creator>sge</dc:creator><dc:date>2016-09-29T15:09:49</dc:date><text:p text:style-name="P19"><text:span text:style-name="T15">do section- if context.getPortalTypeName()=='projectspace'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3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4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5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7"/>
        <text:p text:style-name="P10"/>
      </text:section>
      <text:p text:style-name="P6"/>
      <text:section text:style-name="Sect1" text:name="Section1">
        <text:p text:style-name="P9"><text:span text:style-name="T3"><office:annotation><dc:creator>sge</dc:creator><dc:date>2016-09-05T15:40:08</dc:date><text:p text:style-name="P19"><text:span text:style-name="T15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16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19"><text:span text:style-name="T14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19"><text:span text:style-name="T12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19"><text:span text:style-name="T12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19"><text:span text:style-name="T11">do text</text:span></text:p><text:p text:style-name="P19"><text:span text:style-name="T11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19"><text:span text:style-name="T11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19"><text:span text:style-name="T14">do text</text:span></text:p><text:p text:style-name="P19"><text:span text:style-name="T14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19"><text:span text:style-name="T11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19"><text:span text:style-name="T11">do text</text:span></text:p><text:p text:style-name="P19"><text:span text:style-name="T11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19"><text:span text:style-name="T12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19"><text:span text:style-name="T14">do text</text:span></text:p><text:p text:style-name="P19"><text:span text:style-name="T14">from so_v.display_text('observation')</text:span></text:p></office:annotation>champ constat</text:p>
            </table:table-cell>
          </table:table-row>
        </table:table>
        <text:p text:style-name="P4"/>
        <text:section text:style-name="Sect1" text:name="Section2">
          <text:p text:style-name="P2"><text:span text:style-name="T2"><office:annotation><dc:creator>sge</dc:creator><dc:date>2016-09-05T15:17:45</dc:date><text:p text:style-name="P19"><text:span text:style-name="T9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1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19"><text:span text:style-name="T13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19"><text:span text:style-name="T12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19"><text:span text:style-name="T11">do text</text:span></text:p><text:p text:style-name="P19"><text:span text:style-name="T11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19"><text:span text:style-name="T12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19"><text:span text:style-name="T12">do text</text:span><text:span text:style-name="T11"> if oo.result_indicator</text:span></text:p><text:p text:style-name="P19"><text:span text:style-name="T12">from xhtml(oo_v</text:span><text:span text:style-name="T11">.display_widget('result_indicator'</text:span><text:span text:style-name="T12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19"><text:span text:style-name="T12">do row if oo.</text:span><text:span text:style-name="T11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19"><text:span text:style-name="T11">do text</text:span></text:p><text:p text:style-name="P19"><text:span text:style-name="T11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19"><text:span text:style-name="T12">do text if oo.budget</text:span></text:p><text:p text:style-name="P19"><text:span text:style-name="T12">from xhtml(oo_v</text:span><text:span text:style-name="T11">.</text:span><text:span text:style-name="T12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19"><text:span text:style-name="T11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19"><text:span text:style-name="T11">do text</text:span></text:p><text:p text:style-name="P19"><text:span text:style-name="T11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19"><text:span text:style-name="T12">do row if oo_</text:span><text:span text:style-name="T11">v.</text:span><text:span text:style-name="T12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19"><text:span text:style-name="T11">do text</text:span></text:p><text:p text:style-name="P19"><text:span text:style-name="T11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19"><text:span text:style-name="T12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19"><text:span text:style-name="T11">do text</text:span></text:p><text:p text:style-name="P19"><text:span text:style-name="T11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19"><text:span text:style-name="T11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19"><text:span text:style-name="T11">do text</text:span></text:p><text:p text:style-name="P19"><text:span text:style-name="T11">from oo_v.display_html('comments')</text:span></text:p></office:annotation>champ comments</text:p>
              </table:table-cell>
            </table:table-row>
          </table:table>
          <text:p text:style-name="P3"/>
          <text:section text:style-name="Sect1" text:name="Section3">
            <text:p text:style-name="P7"><office:annotation><dc:creator>sge</dc:creator><dc:date>2016-09-06T13:10:29</dc:date><text:p text:style-name="P19"><text:span text:style-name="T9">do section- for act in view.getActions(oo=oo)</text:span></text:p></office:annotation></text:p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18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19"><text:span text:style-name="T9">do table with act_v=view.</text:span><text:span text:style-name="T10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19"><text:span text:style-name="T9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19"><text:span text:style-name="T9">do text</text:span></text:p><text:p text:style-name="P19"><text:span text:style-name="T9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19"><text:span text:style-name="T9">do text</text:span></text:p><text:p text:style-name="P19"><text:span text:style-name="T9">from xhtml(act_v.formatHealthIndicator())</text:span></text:p></office:annotation>champ health_indicator_details</text:p>
                </table:table-cell>
              </table:table-row>
              <text:soft-page-break/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19"><text:span text:style-name="T9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19"><text:span text:style-name="T9">do text</text:span></text:p><text:p text:style-name="P19"><text:span text:style-name="T9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19"><text:span text:style-name="T9">do text if act.budget</text:span></text:p><text:p text:style-name="P19"><text:span text:style-name="T9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19"><text:span text:style-name="T9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19"><text:span text:style-name="T9">do text</text:span></text:p><text:p text:style-name="P19"><text:span text:style-name="T9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9"><text:span text:style-name="T9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9"><text:span text:style-name="T9">do text</text:span></text:p><text:p text:style-name="P19"><text:span text:style-name="T9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9"><text:span text:style-name="T9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9"><text:span text:style-name="T9">do text</text:span></text:p><text:p text:style-name="P19"><text:span text:style-name="T9">from act_v.display_html('comments')</text:span></text:p></office:annotation>champ comments</text:p>
                </table:table-cell>
              </table:table-row>
            </table:table>
            <text:p text:style-name="P5"/>
          </text:section>
          <text:p text:style-name="P7"/>
        </text:section>
        <text:p text:style-name="P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30T22:12:07.891034760</dc:date>
    <dc:creator>sge</dc:creator>
    <meta:editing-duration>P2DT6H46M21S</meta:editing-duration>
    <meta:editing-cycles>143</meta:editing-cycles>
    <meta:document-statistic meta:table-count="3" meta:image-count="3" meta:object-count="0" meta:page-count="3" meta:paragraph-count="78" meta:word-count="171" meta:character-count="1474" meta:non-whitespace-character-count="1403"/>
  </office:meta>
</office:document-meta>
</file>